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courier" svg:font-family="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be8af"/>
    </style:style>
    <style:style style:name="P2" style:family="paragraph" style:parent-style-name="Preformatted_20_Text">
      <style:paragraph-properties fo:line-height="150%"/>
      <style:text-properties officeooo:paragraph-rsid="003fb995"/>
    </style:style>
    <style:style style:name="P3"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4"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5"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6"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7"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8"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9"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10" style:family="paragraph" style:parent-style-name="Standard" style:list-style-name="L1">
      <style:paragraph-properties fo:line-height="150%"/>
      <style:text-properties officeooo:rsid="001ecfac" officeooo:paragraph-rsid="001ecfac"/>
    </style:style>
    <style:style style:name="P11" style:family="paragraph" style:parent-style-name="Text_20_body" style:list-style-name="L1"/>
    <style:style style:name="P12"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13"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14" style:family="paragraph" style:parent-style-name="Text_20_body" style:list-style-name="L1">
      <style:paragraph-properties fo:line-height="150%"/>
      <style:text-properties officeooo:paragraph-rsid="00312117"/>
    </style:style>
    <style:style style:name="P15" style:family="paragraph" style:parent-style-name="Text_20_body" style:list-style-name="L1">
      <style:paragraph-properties fo:margin-top="0in" fo:margin-bottom="0in" loext:contextual-spacing="false" fo:line-height="150%" fo:orphans="2" fo:widows="2"/>
    </style:style>
    <style:style style:name="P16"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17"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18"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19"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20"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21"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22"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23"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24" style:family="paragraph" style:parent-style-name="Preformatted_20_Text" style:list-style-name="L1">
      <style:paragraph-properties fo:line-height="150%"/>
      <style:text-properties officeooo:paragraph-rsid="0024c0e8"/>
    </style:style>
    <style:style style:name="P25" style:family="paragraph" style:parent-style-name="Preformatted_20_Text" style:list-style-name="L1">
      <style:paragraph-properties fo:line-height="150%"/>
      <style:text-properties officeooo:paragraph-rsid="00277f24"/>
    </style:style>
    <style:style style:name="P26" style:family="paragraph" style:parent-style-name="Preformatted_20_Text" style:list-style-name="L1">
      <style:paragraph-properties fo:line-height="150%"/>
      <style:text-properties officeooo:paragraph-rsid="0027bd7b"/>
    </style:style>
    <style:style style:name="P27" style:family="paragraph" style:parent-style-name="Preformatted_20_Text" style:list-style-name="L1">
      <style:paragraph-properties fo:line-height="150%"/>
      <style:text-properties officeooo:paragraph-rsid="002b074b"/>
    </style:style>
    <style:style style:name="P28" style:family="paragraph" style:parent-style-name="Preformatted_20_Text" style:list-style-name="L1">
      <style:paragraph-properties fo:line-height="150%"/>
      <style:text-properties officeooo:paragraph-rsid="0028c36f"/>
    </style:style>
    <style:style style:name="P29" style:family="paragraph" style:parent-style-name="Preformatted_20_Text" style:list-style-name="L1">
      <style:paragraph-properties fo:line-height="150%"/>
      <style:text-properties officeooo:paragraph-rsid="002cad73"/>
    </style:style>
    <style:style style:name="P30" style:family="paragraph" style:parent-style-name="Preformatted_20_Text" style:list-style-name="L1">
      <style:paragraph-properties fo:line-height="150%"/>
      <style:text-properties officeooo:paragraph-rsid="002d8837"/>
    </style:style>
    <style:style style:name="P31" style:family="paragraph" style:parent-style-name="Preformatted_20_Text" style:list-style-name="L1">
      <style:paragraph-properties fo:line-height="150%"/>
      <style:text-properties officeooo:paragraph-rsid="002ed6ac"/>
    </style:style>
    <style:style style:name="P32" style:family="paragraph" style:parent-style-name="Preformatted_20_Text" style:list-style-name="L1">
      <style:paragraph-properties fo:line-height="150%"/>
      <style:text-properties officeooo:paragraph-rsid="00312117"/>
    </style:style>
    <style:style style:name="P33" style:family="paragraph" style:parent-style-name="Preformatted_20_Text" style:list-style-name="L1">
      <style:paragraph-properties fo:line-height="150%"/>
      <style:text-properties officeooo:paragraph-rsid="003047b7"/>
    </style:style>
    <style:style style:name="P34" style:family="paragraph" style:parent-style-name="Preformatted_20_Text" style:list-style-name="L1">
      <style:paragraph-properties fo:line-height="150%"/>
      <style:text-properties officeooo:paragraph-rsid="0031a3a4"/>
    </style:style>
    <style:style style:name="P35" style:family="paragraph" style:parent-style-name="Preformatted_20_Text" style:list-style-name="L1">
      <style:paragraph-properties fo:line-height="150%"/>
      <style:text-properties officeooo:paragraph-rsid="00330444"/>
    </style:style>
    <style:style style:name="P36" style:family="paragraph" style:parent-style-name="Preformatted_20_Text" style:list-style-name="L1">
      <style:paragraph-properties fo:line-height="150%"/>
      <style:text-properties officeooo:paragraph-rsid="0038fbc5"/>
    </style:style>
    <style:style style:name="P37" style:family="paragraph" style:parent-style-name="Preformatted_20_Text" style:list-style-name="L1">
      <style:paragraph-properties fo:line-height="150%"/>
      <style:text-properties officeooo:paragraph-rsid="00369bd4"/>
    </style:style>
    <style:style style:name="P38" style:family="paragraph" style:parent-style-name="Preformatted_20_Text" style:list-style-name="L1">
      <style:paragraph-properties fo:line-height="150%"/>
      <style:text-properties officeooo:paragraph-rsid="003a14a1"/>
    </style:style>
    <style:style style:name="P39" style:family="paragraph" style:parent-style-name="Preformatted_20_Text" style:list-style-name="L1">
      <style:paragraph-properties fo:line-height="150%"/>
      <style:text-properties officeooo:paragraph-rsid="003be8af"/>
    </style:style>
    <style:style style:name="P40" style:family="paragraph" style:parent-style-name="Preformatted_20_Text" style:list-style-name="L1">
      <style:paragraph-properties fo:line-height="150%"/>
      <style:text-properties officeooo:paragraph-rsid="00406752"/>
    </style:style>
    <style:style style:name="P41" style:family="paragraph" style:parent-style-name="Preformatted_20_Text" style:list-style-name="L2">
      <style:paragraph-properties fo:line-height="150%"/>
      <style:text-properties officeooo:paragraph-rsid="0042c23b"/>
    </style:style>
    <style:style style:name="P42" style:family="paragraph" style:parent-style-name="Preformatted_20_Text" style:list-style-name="L2">
      <style:paragraph-properties fo:line-height="150%"/>
      <style:text-properties officeooo:paragraph-rsid="0042cda5"/>
    </style:style>
    <style:style style:name="P43"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4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45"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4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47"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5" style:family="text">
      <style:text-properties fo:font-variant="normal" fo:text-transform="none" fo:color="#24292e" fo:letter-spacing="normal" fo:font-style="normal" fo:font-weight="normal"/>
    </style:style>
    <style:style style:name="T6" style:family="text">
      <style:text-properties fo:font-variant="normal" fo:text-transform="none" fo:color="#24292e" fo:letter-spacing="normal" fo:font-style="normal" fo:font-weight="normal" officeooo:rsid="00257b41"/>
    </style:style>
    <style:style style:name="T7" style:family="text">
      <style:text-properties fo:font-variant="normal" fo:text-transform="none" fo:color="#24292e" fo:letter-spacing="normal" fo:font-style="normal" fo:font-weight="normal" officeooo:rsid="00231fb6"/>
    </style:style>
    <style:style style:name="T8" style:family="text">
      <style:text-properties fo:font-variant="normal" fo:text-transform="none" fo:color="#24292e" style:font-name="FreeSans" fo:font-size="12pt" fo:letter-spacing="normal" fo:font-style="normal" fo:font-weight="normal" style:font-size-asian="12pt" style:font-size-complex="12pt"/>
    </style:style>
    <style:style style:name="T9"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0"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2"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color="#005cc5" fo:letter-spacing="normal" fo:font-style="normal" fo:font-weight="normal" officeooo:rsid="00231fb6"/>
    </style:style>
    <style:style style:name="T24" style:family="text">
      <style:text-properties fo:font-variant="normal" fo:text-transform="none" fo:color="#6a737d" fo:letter-spacing="normal" fo:font-style="normal" fo:font-weight="normal" officeooo:rsid="00231fb6"/>
    </style:style>
    <style:style style:name="T25"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6"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7"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8"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8"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39"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0"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1"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42"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43"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44"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45"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46"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47"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48"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49"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50"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51"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52" style:family="text">
      <style:text-properties officeooo:rsid="00221abb"/>
    </style:style>
    <style:style style:name="T53" style:family="text">
      <style:text-properties officeooo:rsid="00231fb6"/>
    </style:style>
    <style:style style:name="T54" style:family="text">
      <style:text-properties fo:color="#6a737d"/>
    </style:style>
    <style:style style:name="T55" style:family="text">
      <style:text-properties officeooo:rsid="00267e2e"/>
    </style:style>
    <style:style style:name="T56" style:family="text">
      <style:text-properties style:font-name="FreeSans" fo:font-size="12pt" style:font-size-asian="12pt" style:font-size-complex="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1202606" text:style-name="L1">
        <text:list-item>
          <text:p text:style-name="P3">Start Up the TX2 in Forced Reset Mode</text:p>
        </text:list-item>
        <text:list-item>
          <text:p text:style-name="P3">Plug in to a Ubuntu Linux 16 or 18 <text:span text:style-name="T52">Host Computer</text:span></text:p>
          <text:list>
            <text:list-item>
              <text:p text:style-name="P4">Remember the host will probably not be ARM proc, but the TX2 is ARM aarch64 for purposes of building software packages</text:p>
            </text:list-item>
          </text:list>
        </text:list-item>
        <text:list-item>
          <text:p text:style-name="P3">Installed Nvidia JetPack SDK on the host computer – small Lenovo w/Ubuntu 18</text:p>
          <text:list>
            <text:list-item>
              <text:p text:style-name="P3">Needs a network connection</text:p>
            </text:list-item>
            <text:list-item>
              <text:p text:style-name="P3">Check for all updates on the Host, then check again</text:p>
            </text:list-item>
          </text:list>
        </text:list-item>
        <text:list-item>
          <text:p text:style-name="P3">Connect TX2 to host via supplied USB cable</text:p>
        </text:list-item>
        <text:list-item>
          <text:p text:style-name="P3">Run the JetPack Installer on the Host to install on the TX2</text:p>
          <text:list>
            <text:list-item>
              <text:p text:style-name="P3">Will take significant time to install JetPack on Host, download the Software and Flash the TX2 for the first time. <text:s/></text:p>
            </text:list-item>
            <text:list-item>
              <text:p text:style-name="P3">JetPack caches the downloads locally on the host for next time</text:p>
            </text:list-item>
            <text:list-item>
              <text:p text:style-name="P3">The JetPack installation process will pause part way through</text:p>
            </text:list-item>
            <text:list-item>
              <text:p text:style-name="P3">Requires the TX2 to complete <text:span text:style-name="T2">its </text:span>Initial Setup <text:span text:style-name="T2">on the TX2</text:span></text:p>
            </text:list-item>
            <text:list-item>
              <text:p text:style-name="P3">Complete setup on the TX2 only through the initial setup steps (including a static IP if you have one – but static is not required at this point)</text:p>
            </text:list-item>
          </text:list>
        </text:list-item>
        <text:list-item>
          <text:p text:style-name="P3">Return to the Host Computer and complete the installation of JetPack software.</text:p>
          <text:list>
            <text:list-item>
              <text:p text:style-name="P3">You can use the default IP address to complete the setup, but you will want to make sure you note the Username and Password of the TX2 </text:p>
            </text:list-item>
            <text:list-item>
              <text:p text:style-name="P5">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5">If the TX2 does not have an internet connection you will get “Connection Failed” errors, these can be ignored for the time being.</text:p>
            </text:list-item>
          </text:list>
        </text:list-item>
        <text:list-item>
          <text:p text:style-name="P5">Download, Build and Install the jetson-inference project from Git</text:p>
          <text:list>
            <text:list-item>
              <text:p text:style-name="P10"><text:a xlink:type="simple" xlink:href="https://github.com/dusty-nv/jetson-inference.git" text:style-name="Internet_20_link" text:visited-style-name="Visited_20_Internet_20_Link"><text:span text:style-name="T56">https://github.com/dusty-nv/jetson-inference.git</text:span></text:a></text:p>
            </text:list-item>
            <text:list-item>
              <text:p text:style-name="P5">Follow the instructions in the Hello World tutorial to setup and test AI – <text:span text:style-name="T3">cmake will be required many times – make sure these steps complete without errors</text:span></text:p>
              <text:list>
                <text:list-item>
                  <text:p text:style-name="P19">$ sudo apt-get update</text:p>
                </text:list-item>
                <text:list-item>
                  <text:p text:style-name="P43">$ sudo apt-get install git cmake libpython3-dev python3-numpy</text:p>
                </text:list-item>
                <text:list-item>
                  <text:p text:style-name="P43">$ git clone --recursive https://github.com/dusty-nv/jetson-inference</text:p>
                </text:list-item>
                <text:list-item>
                  <text:p text:style-name="P43">$ <text:span text:style-name="T1">cd</text:span> jetson-inference</text:p>
                </text:list-item>
                <text:list-item>
                  <text:p text:style-name="P43">$ mkdir build</text:p>
                </text:list-item>
                <text:list-item>
                  <text:p text:style-name="P43">$ <text:span text:style-name="T1">cd</text:span> build</text:p>
                </text:list-item>
                <text:list-item>
                  <text:p text:style-name="P43"><text:soft-page-break/>$ cmake ../</text:p>
                </text:list-item>
                <text:list-item>
                  <text:p text:style-name="P43">$ make</text:p>
                </text:list-item>
                <text:list-item>
                  <text:p text:style-name="P44">$ sudo make install</text:p>
                </text:list-item>
                <text:list-item>
                  <text:p text:style-name="P44">$ sudo ldconfig</text:p>
                </text:list-item>
              </text:list>
            </text:list-item>
          </text:list>
        </text:list-item>
        <text:list-item>
          <text:p text:style-name="P12">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15"><text:span text:style-name="T8">By default, Ubuntu comes with the </text:span><text:span text:style-name="Source_20_Text"><text:span text:style-name="T8">libpython-dev</text:span></text:span><text:span text:style-name="T8"> and </text:span><text:span text:style-name="Source_20_Text"><text:span text:style-name="T8">python-numpy</text:span></text:span><text:span text:style-name="T8"> packages pre-installed (which are for Python 2.7). Although the Python 3.6 interpreter is pre-installed by Ubuntu, the Python 3.6 development packages (</text:span><text:span text:style-name="Source_20_Text"><text:span text:style-name="T8">libpython3-dev</text:span></text:span><text:span text:style-name="T8">) and </text:span><text:span text:style-name="Source_20_Text"><text:span text:style-name="T8">python3-numpy</text:span></text:span><text:span text:style-name="T8"> are not. These development packages are required for the bindings to build using the Python C API.</text:span></text:p>
            </text:list-item>
            <text:list-item>
              <text:p text:style-name="P18">So if you want the project to create bindings for Python 3.6, install these packages before proceeding:</text:p>
            </text:list-item>
            <text:list-item>
              <text:p text:style-name="P45">$ sudo apt-get install libpython3-dev python3-numpy</text:p>
            </text:list-item>
            <text:list-item>
              <text:p text:style-name="P43"/>
            </text:list-item>
          </text:list>
        </text:list-item>
        <text:list-item>
          <text:p text:style-name="P15"><text:span text:style-name="T8">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2">jetson.inference</text:span></text:span></text:a><text:span text:style-name="T8"> and </text:span><text:a xlink:type="simple" xlink:href="https://rawgit.com/dusty-nv/jetson-inference/python/docs/html/python/jetson.utils.html" text:style-name="Internet_20_link" text:visited-style-name="Visited_20_Internet_20_Link"><text:span text:style-name="Source_20_Text"><text:span text:style-name="T22">jetson.utils</text:span></text:span></text:a><text:span text:style-name="T8"> packages will be available to use within your Python environments.</text:span></text:p>
          <text:list>
            <text:list-item>
              <text:p text:style-name="P6">Install the selected Models</text:p>
              <text:list>
                <text:list-item>
                  <text:p text:style-name="P6">Note the amount of space required – TX2 has 8GB <text:span text:style-name="T55">available </text:span>– <text:span text:style-name="T53">installing all </text:span>the models <text:span text:style-name="T53">will </text:span>take a little over 2GB</text:p>
                </text:list-item>
              </text:list>
            </text:list-item>
            <text:list-item>
              <text:p text:style-name="P7">Compile the Models</text:p>
              <text:list>
                <text:list-item>
                  <text:p text:style-name="P20">$ <text:span text:style-name="T1">cd</text:span> jetson-inference/build <text:s text:c="9"/><text:span text:style-name="T54"># omit if working directory is already build/ from above</text:span></text:p>
                </text:list-item>
                <text:list-item>
                  <text:p text:style-name="P43">$ make</text:p>
                </text:list-item>
                <text:list-item>
                  <text:p text:style-name="P43">$ sudo make install</text:p>
                </text:list-item>
                <text:list-item>
                  <text:p text:style-name="P43">$ sudo ldconfig</text:p>
                </text:list-item>
              </text:list>
            </text:list-item>
            <text:list-item>
              <text:p text:style-name="P16"><text:soft-page-break/><text:span text:style-name="T8">In the build tree, you can find the binaries residing in </text:span><text:span text:style-name="Source_20_Text"><text:span text:style-name="T8">build/aarch64/bin/</text:span></text:span><text:span text:style-name="T8">, headers in </text:span><text:span text:style-name="Source_20_Text"><text:span text:style-name="T8">build/aarch64/include/</text:span></text:span><text:span text:style-name="T8">, and libraries in </text:span><text:span text:style-name="Source_20_Text"><text:span text:style-name="T8">build/aarch64/lib/</text:span></text:span><text:span text:style-name="T8">. These also get installed under </text:span><text:span text:style-name="Source_20_Text"><text:span text:style-name="T8">/usr/local/</text:span></text:span><text:span text:style-name="T8"> during the </text:span><text:span text:style-name="Source_20_Text"><text:span text:style-name="T8">sudo make install</text:span></text:span><text:span text:style-name="T8"> step.</text:span></text:p>
            </text:list-item>
            <text:list-item>
              <text:p text:style-name="P16"><text:span text:style-name="T8">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2">jetson.inference</text:span></text:span></text:a><text:span text:style-name="T8"> and </text:span><text:a xlink:type="simple" xlink:href="https://rawgit.com/dusty-nv/jetson-inference/python/docs/html/python/jetson.utils.html" text:style-name="Internet_20_link" text:visited-style-name="Visited_20_Internet_20_Link"><text:span text:style-name="Source_20_Text"><text:span text:style-name="T22">jetson.utils</text:span></text:span></text:a><text:span text:style-name="T8"> modules also get installed during the </text:span><text:span text:style-name="Source_20_Text"><text:span text:style-name="T8">sudo make install</text:span></text:span><text:span text:style-name="T8"> step under </text:span><text:span text:style-name="Source_20_Text"><text:span text:style-name="T8">/usr/lib/python*/dist-packages/</text:span></text:span><text:span text:style-name="T8">. If you update the code, remember to run it again.</text:span></text:p>
            </text:list-item>
          </text:list>
        </text:list-item>
        <text:list-item>
          <text:p text:style-name="P17"><text:span text:style-name="T5">You will need to be in the co</text:span><text:span text:style-name="T6">r</text:span><text:span text:style-name="T5">rect directory to run the examples</text:span></text:p>
          <text:list>
            <text:list-item>
              <text:p text:style-name="P46"><text:span text:style-name="T23">cd</text:span><text:span text:style-name="T7"> jetson-inference/build/aarch64/bin</text:span></text:p>
            </text:list-item>
            <text:list-item>
              <text:p text:style-name="P47"><text:span text:style-name="T7">R</text:span><text:span text:style-name="T5">un the Imagenet Object ID test</text:span></text:p>
              <text:list>
                <text:list-item>
                  <text:p text:style-name="P46"><text:span text:style-name="T7">./imagenet-console.py --network=googlenet images/orange_0.jpg output_0.jpg <text:s/></text:span><text:span text:style-name="T24"># --network flag is optional</text:span></text:p>
                </text:list-item>
              </text:list>
            </text:list-item>
          </text:list>
        </text:list-item>
        <text:list-item>
          <text:p text:style-name="P8">Install VS Code – OSS version for ARM processors</text:p>
          <text:list>
            <text:list-item>
              <text:p text:style-name="P9">Install CURL</text:p>
              <text:list>
                <text:list-item>
                  <text:p text:style-name="P9">sudo apt-get install curl</text:p>
                </text:list-item>
              </text:list>
            </text:list-item>
            <text:list-item>
              <text:p text:style-name="P24"><text:span text:style-name="Source_20_Text"><text:span text:style-name="T9">curl -s https://packagecloud.io/install/repositories/swift-arm/vscode/script.deb.sh | sudo bash</text:span></text:span></text:p>
            </text:list-item>
            <text:list-item>
              <text:p text:style-name="P24"><text:span text:style-name="Source_20_Text"><text:span text:style-name="T10">sudo apt-get install code-oss</text:span></text:span></text:p>
            </text:list-item>
            <text:list-item>
              <text:p text:style-name="P24"><text:span text:style-name="Source_20_Text"><text:span text:style-name="T11">Code OSS will be installed in /usr/share/applications/</text:span></text:span></text:p>
            </text:list-item>
            <text:list-item>
              <text:p text:style-name="P24"><text:span text:style-name="Source_20_Text"><text:span text:style-name="T11">Once installed you can pin it to the dock</text:span></text:span></text:p>
            </text:list-item>
            <text:list-item>
              <text:p text:style-name="P25"><text:span text:style-name="Source_20_Text"><text:span text:style-name="T12">Install the Python Extension in VS Code</text:span></text:span></text:p>
            </text:list-item>
            <text:list-item>
              <text:p text:style-name="P25"><text:span text:style-name="Source_20_Text"><text:span text:style-name="T12">Install pylint</text:span></text:span></text:p>
              <text:list>
                <text:list-item>
                  <text:p text:style-name="P25"><text:span text:style-name="Source_20_Text"><text:span text:style-name="T12">sudo pip3 install pylint</text:span></text:span></text:p>
                </text:list-item>
              </text:list>
            </text:list-item>
            <text:list-item>
              <text:p text:style-name="P25"><text:span text:style-name="Source_20_Text"><text:span text:style-name="T12">Enjoy!</text:span></text:span></text:p>
            </text:list-item>
          </text:list>
        </text:list-item>
        <text:list-item>
          <text:p text:style-name="P26"><text:span text:style-name="Source_20_Text"><text:span text:style-name="T13">Set up LIDAR</text:span></text:span></text:p>
          <text:list>
            <text:list-item>
              <text:p text:style-name="P26"><text:span text:style-name="Source_20_Text"><text:span text:style-name="T13">plug in to USB</text:span></text:span></text:p>
            </text:list-item>
            <text:list-item>
              <text:p text:style-name="P26"><text:span text:style-name="Source_20_Text"><text:span text:style-name="T13">install the rplidar libraries</text:span></text:span></text:p>
              <text:list>
                <text:list-item>
                  <text:p text:style-name="P26"><text:span text:style-name="Source_20_Text"><text:span text:style-name="T13">sudo pip3 install rplidar</text:span></text:span></text:p>
                </text:list-item>
              </text:list>
            </text:list-item>
            <text:list-item>
              <text:p text:style-name="P27"><text:span text:style-name="Source_20_Text"><text:span text:style-name="T16">Python test code from RPLIDAR</text:span></text:span></text:p>
              <text:list>
                <text:list-item>
                  <text:p text:style-name="P11"><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135111248313056" text:continue-numbering="true" text:style-name="L1">
        <text:list-item>
          <text:list>
            <text:list-item>
              <text:list>
                <text:list-header>
                  <text:p text:style-name="P27"><text:span text:style-name="Source_20_Text"><text:span text:style-name="T16"/></text:span></text:p>
                </text:list-header>
              </text:list>
            </text:list-item>
            <text:list-item>
              <text:p text:style-name="P28"><text:span text:style-name="Source_20_Text"><text:span text:style-name="T14">If you get the following error when you try to connect: <text:s text:c="2"/>rplidar.RPLidarException: Failed to connect to the sensor due to: [Errno 13] could not open port /dev/ttyUSB0: [Errno 13] Permission denied: '/dev/ttyUSB0'</text:span></text:span></text:p>
              <text:list>
                <text:list-item>
                  <text:p text:style-name="P28"><text:span text:style-name="Source_20_Text"><text:span text:style-name="T14">you need to add yourself to the </text:span></text:span><text:span text:style-name="Source_20_Text"><text:span text:style-name="T15">tty </text:span></text:span><text:span text:style-name="Source_20_Text"><text:span text:style-name="T16">or dialout </text:span></text:span><text:span text:style-name="Source_20_Text"><text:span text:style-name="T15">Group </text:span></text:span><text:span text:style-name="Source_20_Text"><text:span text:style-name="T17">then restart</text:span></text:span></text:p>
                  <text:list>
                    <text:list-item>
                      <text:p text:style-name="P28"><text:span text:style-name="Source_20_Text"><text:span text:style-name="T15">sudo gpasswd -a autobot tty</text:span></text:span></text:p>
                    </text:list-item>
                    <text:list-item>
                      <text:p text:style-name="P28"><text:span text:style-name="Source_20_Text"><text:span text:style-name="T4">sudo usermod -a -G dialout </text:span></text:span><text:span text:style-name="Source_20_Text"><text:span text:style-name="T15">autobot</text:span></text:span></text:p>
                    </text:list-item>
                    <text:list-item>
                      <text:p text:style-name="P29"><text:span text:style-name="Source_20_Text"><text:span text:style-name="T17">Restart</text:span></text:span></text:p>
                    </text:list-item>
                  </text:list>
                </text:list-item>
              </text:list>
            </text:list-item>
            <text:list-item>
              <text:p text:style-name="P30"><text:span text:style-name="Source_20_Text"><text:span text:style-name="T18">Install </text:span></text:span><text:span text:style-name="Source_20_Text"><text:span text:style-name="T19">and test </text:span></text:span><text:span text:style-name="Source_20_Text"><text:span text:style-name="T18">rplidar SDK</text:span></text:span></text:p>
              <text:list>
                <text:list-item>
                  <text:p text:style-name="P30"><text:span text:style-name="Source_20_Text"><text:span text:style-name="T18">clone the repository</text:span></text:span></text:p>
                  <text:list>
                    <text:list-item>
                      <text:p text:style-name="P30"><text:span text:style-name="Source_20_Text"><text:span text:style-name="T18">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30"><text:span text:style-name="Source_20_Text"><text:span text:style-name="T18">cd rplidar_sdk/sdk</text:span></text:span></text:p>
                    </text:list-item>
                    <text:list-item>
                      <text:p text:style-name="P30"><text:span text:style-name="Source_20_Text"><text:span text:style-name="T18">make</text:span></text:span></text:p>
                    </text:list-item>
                    <text:list-item>
                      <text:p text:style-name="P30"><text:span text:style-name="Source_20_Text"><text:span text:style-name="T18">cd output/Linux/</text:span></text:span><text:span text:style-name="Source_20_Text"><text:span text:style-name="T19">Release</text:span></text:span></text:p>
                    </text:list-item>
                    <text:list-item>
                      <text:p text:style-name="P30"><text:span text:style-name="Source_20_Text"><text:span text:style-name="T19">./simple_grabber /dev/ttyUSB0</text:span></text:span></text:p>
                    </text:list-item>
                  </text:list>
                </text:list-item>
              </text:list>
            </text:list-item>
            <text:list-item>
              <text:p text:style-name="P31"><text:span text:style-name="Source_20_Text"><text:span text:style-name="T19">Install and test ROS </text:span></text:span><text:span text:style-name="Source_20_Text"><text:span text:style-name="T20">(Melodic)</text:span></text:span></text:p>
              <text:list>
                <text:list-item>
                  <text:p text:style-name="P32"><text:span text:style-name="Source_20_Text"><text:span text:style-name="T21">cd to Home directory</text:span></text:span></text:p>
                  <text:list>
                    <text:list-item>
                      <text:p text:style-name="P32"><text:span text:style-name="Source_20_Text"><text:span text:style-name="T21">cd ~</text:span></text:span></text:p>
                    </text:list-item>
                  </text:list>
                </text:list-item>
                <text:list-item>
                  <text:p text:style-name="P33"><text:span text:style-name="Source_20_Text"><text:span text:style-name="T27">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48">follow the Ubuntu guide</text:span></text:span></text:a><text:span text:style-name="Source_20_Text"><text:span text:style-name="T25"> </text:span></text:span><text:span text:style-name="Source_20_Text"><text:span text:style-name="T27">for instructions on doing this.</text:span></text:span></text:p>
                  <text:list>
                    <text:list-item>
                      <text:p text:style-name="P33"><text:soft-page-break/><text:a xlink:type="simple" xlink:href="https://help.ubuntu.com/community/Repositories/Ubuntu" text:style-name="Internet_20_link" text:visited-style-name="Visited_20_Internet_20_Link"><text:span text:style-name="Source_20_Text"><text:span text:style-name="T27">https://help.ubuntu.com/community/Repositories/Ubuntu</text:span></text:span></text:a></text:p>
                    </text:list-item>
                  </text:list>
                </text:list-item>
                <text:list-item>
                  <text:p text:style-name="P14"><text:span text:style-name="Source_20_Text"><text:span text:style-name="T27">Setup your computer to accept software from packages.ros.org.</text:span></text:span></text:p>
                  <text:list>
                    <text:list-item>
                      <text:p text:style-name="P13"><text:bookmark text:name="Installation.2BAC8-Ubuntu.2BAC8-Sources.line-10"/><text:bookmark text:name="Installation.2BAC8-Ubuntu.2BAC8-Sources.line-1-1"/><text:bookmark text:name="Installation.2BAC8-Ubuntu.2BAC8-Sources.line-11"/>sudo sh -c 'echo "deb http://packages.ros.org/ros/ubuntu $(lsb_release -sc) main" &gt; /etc/apt/sources.list.d/ros-latest.list'</text:p>
                    </text:list-item>
                  </text:list>
                </text:list-item>
                <text:list-item>
                  <text:p text:style-name="P14"><text:bookmark text:name="Installation.2BAC8-Ubuntu.2BAC8-Sources.Set_up_your_keys"/><text:span text:style-name="Source_20_Text"><text:span text:style-name="T26">Set up your keys</text:span></text:span></text:p>
                  <text:list>
                    <text:list-item>
                      <text:p text:style-name="P21">curl -sSL 'http://keyserver.ubuntu.com/pks/lookup?op=get&amp;search=0xC1CF6E31E6BADE8868B172B4F42ED6FBAB17C654' | sudo apt-key add -</text:p>
                    </text:list-item>
                  </text:list>
                </text:list-item>
                <text:list-item>
                  <text:p text:style-name="P32"><text:span text:style-name="Source_20_Text"><text:span text:style-name="T28">Update package list</text:span></text:span></text:p>
                  <text:list>
                    <text:list-item>
                      <text:p text:style-name="P32"><text:span text:style-name="Source_20_Text"><text:span text:style-name="T38">sudo apt update</text:span></text:span></text:p>
                    </text:list-item>
                  </text:list>
                </text:list-item>
                <text:list-item>
                  <text:p text:style-name="P34"><text:span text:style-name="Source_20_Text"><text:span text:style-name="T29">install ROS Desktop (Not Desktop-Full)</text:span></text:span></text:p>
                  <text:list>
                    <text:list-item>
                      <text:p text:style-name="P34"><text:span text:style-name="Source_20_Text"><text:span text:style-name="T29">sudo apt install ros-melodic-desktop</text:span></text:span></text:p>
                    </text:list-item>
                  </text:list>
                </text:list-item>
                <text:list-item>
                  <text:p text:style-name="P34"><text:span text:style-name="Source_20_Text"><text:span text:style-name="T29">Initialize ROS Dep</text:span></text:span></text:p>
                  <text:list>
                    <text:list-item>
                      <text:p text:style-name="P34"><text:span text:style-name="Source_20_Text"><text:span text:style-name="T39">sudo rosdep init</text:span></text:span></text:p>
                    </text:list-item>
                    <text:list-item>
                      <text:p text:style-name="P22"><text:bookmark text:name="line-2-1"/>rosdep update</text:p>
                    </text:list-item>
                  </text:list>
                </text:list-item>
                <text:list-item>
                  <text:p text:style-name="P35"><text:span text:style-name="Source_20_Text"><text:span text:style-name="T30">Environment Setup - It's convenient if the ROS environment variables are automatically added to your bash session every time a new shell is launched:</text:span></text:span></text:p>
                  <text:list>
                    <text:list-item>
                      <text:p text:style-name="P35"><text:span text:style-name="Source_20_Text"><text:span text:style-name="T40">echo "source /opt/ros/melodic/setup.bash" &gt;&gt; ~/.bashrc</text:span></text:span></text:p>
                    </text:list-item>
                    <text:list-item>
                      <text:p text:style-name="P23"><text:bookmark text:name="melodic.2BAC8-Installation.2BAC8-DebEnvironment.line-2-1"/>source ~/.bashrc</text:p>
                    </text:list-item>
                  </text:list>
                </text:list-item>
                <text:list-item>
                  <text:p text:style-name="P35"><text:span text:style-name="Source_20_Text"><text:span text:style-name="T30">Dependencies for building packages</text:span></text:span></text:p>
                  <text:list>
                    <text:list-item>
                      <text:p text:style-name="P35"><text:span text:style-name="Source_20_Text"><text:span text:style-name="T40">sudo apt install python-rosinstall python-rosinstall-generator python-wstool build-essential</text:span></text:span></text:p>
                    </text:list-item>
                  </text:list>
                </text:list-item>
                <text:list-item>
                  <text:p text:style-name="P35"><text:span text:style-name="Source_20_Text"><text:span text:style-name="T30">Check your installation</text:span></text:span></text:p>
                  <text:list>
                    <text:list-item>
                      <text:p text:style-name="P35"><text:span text:style-name="Source_20_Text"><text:span text:style-name="T40">printenv | grep ROS</text:span></text:span></text:p>
                    </text:list-item>
                  </text:list>
                </text:list-item>
                <text:list-item>
                  <text:p text:style-name="P35"><text:span text:style-name="Source_20_Text"><text:span text:style-name="T40">Source the Environment</text:span></text:span></text:p>
                  <text:list>
                    <text:list-item>
                      <text:p text:style-name="P35"><text:span text:style-name="Source_20_Text"><text:span text:style-name="T40">source /opt/ros/melodic/setup.bash</text:span></text:span></text:p>
                    </text:list-item>
                  </text:list>
                </text:list-item>
                <text:list-item>
                  <text:p text:style-name="P36"><text:span text:style-name="Source_20_Text"><text:span text:style-name="T42">install catkin_pkg</text:span></text:span></text:p>
                  <text:list>
                    <text:list-item>
                      <text:p text:style-name="P36"><text:span text:style-name="Source_20_Text"><text:span text:style-name="T42">sudo pip3 install catkin_pkg</text:span></text:span></text:p>
                    </text:list-item>
                  </text:list>
                </text:list-item>
              </text:list>
            </text:list-item>
            <text:list-item>
              <text:p text:style-name="P35"><text:span text:style-name="Source_20_Text"><text:span text:style-name="T30">Create a catkin workspace</text:span></text:span></text:p>
              <text:list>
                <text:list-item>
                  <text:p text:style-name="P35"><text:span text:style-name="Source_20_Text"><text:span text:style-name="T40">mkdir -p ~/bot_catkin_ws/src</text:span></text:span></text:p>
                </text:list-item>
                <text:list-item>
                  <text:p text:style-name="P35"><text:span text:style-name="Source_20_Text"><text:span text:style-name="T30">cd bot_catkin_ws</text:span></text:span></text:p>
                </text:list-item>
                <text:list-item>
                  <text:p text:style-name="P37"><text:span text:style-name="Source_20_Text"><text:span text:style-name="T31">you may need to install cmake</text:span></text:span></text:p>
                  <text:list>
                    <text:list-item>
                      <text:p text:style-name="P37"><text:span text:style-name="Source_20_Text"><text:span text:style-name="T31">download the tar ball</text:span></text:span></text:p>
                    </text:list-item>
                    <text:list-item>
                      <text:p text:style-name="P37"><text:span text:style-name="Source_20_Text"><text:span text:style-name="T31">extract</text:span></text:span></text:p>
                    </text:list-item>
                    <text:list-item>
                      <text:p text:style-name="P37"><text:span text:style-name="Source_20_Text"><text:span text:style-name="T31">./bootstrap &amp;&amp; make &amp;&amp; sudo make install</text:span></text:span></text:p>
                    </text:list-item>
                  </text:list>
                </text:list-item>
                <text:list-item>
                  <text:p text:style-name="P36"><text:span text:style-name="Source_20_Text"><text:span text:style-name="T42">The first time in any new directory you must use the following, after that you can use just cmake</text:span></text:span></text:p>
                  <text:list>
                    <text:list-item>
                      <text:p text:style-name="P36"><text:soft-page-break/><text:span text:style-name="Source_20_Text"><text:span text:style-name="T40">catkin_make -DPYTHON_EXECUTABLE=/usr/bin/python3 -DPYTHON_INCLUDE_DIR=/usr/include/python3.</text:span></text:span><text:span text:style-name="Source_20_Text"><text:span text:style-name="T41">6</text:span></text:span><text:span text:style-name="Source_20_Text"><text:span text:style-name="T40">m -DPYTHON_LIBRARY=/usr/lib/libpython3.</text:span></text:span><text:span text:style-name="Source_20_Text"><text:span text:style-name="T41">6</text:span></text:span><text:span text:style-name="Source_20_Text"><text:span text:style-name="T40">m.so</text:span></text:span></text:p>
                    </text:list-item>
                  </text:list>
                </text:list-item>
                <text:list-item>
                  <text:p text:style-name="P36"><text:span text:style-name="Source_20_Text"><text:span text:style-name="T32">Source the new catkin overlay</text:span></text:span></text:p>
                  <text:list>
                    <text:list-item>
                      <text:p text:style-name="P36"><text:span text:style-name="Source_20_Text"><text:span text:style-name="T42">source devel/setup.bash</text:span></text:span></text:p>
                    </text:list-item>
                  </text:list>
                </text:list-item>
                <text:list-item>
                  <text:p text:style-name="P36"><text:span text:style-name="Source_20_Text"><text:span text:style-name="T32">To make sure your workspace is properly overlayed by the setup script, make sure </text:span></text:span><text:span text:style-name="Source_20_Text"><text:span text:style-name="Teletype"><text:span text:style-name="T46">ROS_PACKAGE_PATH</text:span></text:span></text:span><text:span text:style-name="Source_20_Text"><text:span text:style-name="T32"> environment variable includes the directory you're in.</text:span></text:span></text:p>
                  <text:list>
                    <text:list-item>
                      <text:p text:style-name="P36"><text:span text:style-name="Source_20_Text"><text:span text:style-name="T42">echo $ROS_PACKAGE_PATH</text:span></text:span></text:p>
                    </text:list-item>
                  </text:list>
                </text:list-item>
                <text:list-item>
                  <text:p text:style-name="P38"><text:span text:style-name="Source_20_Text"><text:span text:style-name="T33">cd /src</text:span></text:span></text:p>
                </text:list-item>
                <text:list-item>
                  <text:p text:style-name="P38"><text:span text:style-name="Source_20_Text"><text:span text:style-name="T33">clone the rplidar_ros</text:span></text:span></text:p>
                  <text:list>
                    <text:list-item>
                      <text:p text:style-name="P38"><text:span text:style-name="Source_20_Text"><text:span text:style-name="T33">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39"><text:span text:style-name="Source_20_Text"><text:span text:style-name="T34">cd ..</text:span></text:span></text:p>
                </text:list-item>
                <text:list-item>
                  <text:p text:style-name="P39"><text:span text:style-name="Source_20_Text"><text:span text:style-name="T34">Confirm the overlay</text:span></text:span></text:p>
                  <text:list>
                    <text:list-item>
                      <text:p text:style-name="P39"><text:span text:style-name="Source_20_Text"><text:span text:style-name="T34">source devel/setup.bash</text:span></text:span></text:p>
                    </text:list-item>
                  </text:list>
                </text:list-item>
                <text:list-item>
                  <text:p text:style-name="P39"><text:span text:style-name="Source_20_Text"><text:span text:style-name="T34">Run catkin_make</text:span></text:span></text:p>
                  <text:list>
                    <text:list-item>
                      <text:p text:style-name="P39"><text:span text:style-name="Source_20_Text"><text:span text:style-name="T34">catkin_make</text:span></text:span></text:p>
                    </text:list-item>
                  </text:list>
                </text:list-item>
                <text:list-item>
                  <text:p text:style-name="P39"><text:span text:style-name="Source_20_Text"><text:span text:style-name="T34">roslaunch rplidar_ros view_rplidar.launch</text:span></text:span></text:p>
                </text:list-item>
                <text:list-item>
                  <text:p text:style-name="P40"><text:span text:style-name="Source_20_Text"><text:span text:style-name="T36">Might need to change the USB port in the launch file</text:span></text:span></text:p>
                </text:list-item>
              </text:list>
            </text:list-item>
          </text:list>
        </text:list-item>
      </text:list>
      <text:p text:style-name="P1"><text:span text:style-name="Source_20_Text"><text:span text:style-name="T34"/></text:span></text:p>
      <text:p text:style-name="P1"><text:span text:style-name="Source_20_Text"><text:span text:style-name="T34"/></text:span></text:p>
      <text:p text:style-name="P2"><text:span text:style-name="Source_20_Text"><text:span text:style-name="T35">Using ROS</text:span></text:span></text:p>
      <text:p text:style-name="P2"><text:span text:style-name="Source_20_Text"><text:span text:style-name="T35"/></text:span></text:p>
      <text:list xml:id="list2128385748" text:style-name="L2">
        <text:list-item>
          <text:p text:style-name="P41"><text:span text:style-name="Source_20_Text"><text:span text:style-name="T35">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49">environment variables</text:span></text:span></text:a><text:span text:style-name="Source_20_Text"><text:span text:style-name="T35"> like </text:span></text:span><text:a xlink:type="simple" xlink:href="http://wiki.ros.org/ROS/EnvironmentVariables#ROS_ROOT" text:style-name="Internet_20_link" text:visited-style-name="Visited_20_Internet_20_Link"><text:span text:style-name="Source_20_Text"><text:span text:style-name="T49">ROS_ROOT</text:span></text:span></text:a><text:span text:style-name="Source_20_Text"><text:span text:style-name="T35"> and </text:span></text:span><text:a xlink:type="simple" xlink:href="http://wiki.ros.org/ROS/EnvironmentVariables#ROS_PACKAGE_PATH" text:style-name="Internet_20_link" text:visited-style-name="Visited_20_Internet_20_Link"><text:span text:style-name="Source_20_Text"><text:span text:style-name="T49">ROS_PACKAGE_PATH</text:span></text:span></text:a><text:span text:style-name="Source_20_Text"><text:span text:style-name="T35"> are set:</text:span></text:span></text:p>
          <text:list>
            <text:list-item>
              <text:p text:style-name="P41"><text:span text:style-name="Source_20_Text"><text:span text:style-name="T43">printenv | grep ROS</text:span></text:span></text:p>
            </text:list-item>
          </text:list>
        </text:list-item>
        <text:list-item>
          <text:p text:style-name="P41"><text:span text:style-name="Source_20_Text"><text:span text:style-name="T37">Need to run this in every new shell unless added to .bashrc</text:span></text:span></text:p>
          <text:list>
            <text:list-item>
              <text:p text:style-name="P41"><text:span text:style-name="Source_20_Text"><text:span text:style-name="T44">source /opt/ros/melodic/setup.bash</text:span></text:span></text:p>
            </text:list-item>
          </text:list>
        </text:list-item>
        <text:list-item>
          <text:p text:style-name="P41"><text:span text:style-name="Source_20_Text"><text:span text:style-name="T37">To make sure your workspace is properly overlayed by the setup script, make sure </text:span></text:span><text:span text:style-name="Source_20_Text"><text:span text:style-name="Teletype"><text:span text:style-name="T47">ROS_PACKAGE_PATH</text:span></text:span></text:span><text:span text:style-name="Source_20_Text"><text:span text:style-name="T37"> environment variable includes the directory you're in.</text:span></text:span></text:p>
          <text:list>
            <text:list-item>
              <text:p text:style-name="P41"><text:span text:style-name="Source_20_Text"><text:span text:style-name="T44">echo $ROS_PACKAGE_PATH</text:span></text:span></text:p>
            </text:list-item>
          </text:list>
        </text:list-item>
        <text:list-item>
          <text:p text:style-name="P42"><text:span text:style-name="Source_20_Text"><text:span text:style-name="T45">Make sure to allow access to the USB</text:span></text:span></text:p>
          <text:list>
            <text:list-item>
              <text:p text:style-name="P42"><text:span text:style-name="Source_20_Text"><text:span text:style-name="T50">sudo chmod 666 /</text:span></text:span><text:span text:style-name="Source_20_Text"><text:span text:style-name="T51">dev/</text:span></text:span><text:span text:style-name="Source_20_Text"><text:span text:style-name="T50">tty</text:span></text:span><text:span text:style-name="Source_20_Text"><text:span text:style-name="T51">USB</text:span></text:span><text:span text:style-name="Source_20_Text"><text:span text:style-name="T50">0</text:span></text:span></text:p>
            </text:list-item>
            <text:list-item>
              <text:p text:style-name="P42"><text:span text:style-name="Source_20_Text"><text:span text:style-name="T45"/></text:span></text:p>
            </text:list-item>
            <text:list-item>
              <text:p text:style-name="P41"><text:span text:style-name="Source_20_Text"><text:span text:style-name="T3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courier" svg:font-family="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1-01T13:51:09.904051381</dc:date>
    <meta:editing-duration>PT20H38M7S</meta:editing-duration>
    <meta:editing-cycles>16</meta:editing-cycles>
    <meta:generator>LibreOffice/6.0.7.3$Linux_AARCH64 LibreOffice_project/00m0$Build-3</meta:generator>
    <meta:document-statistic meta:table-count="0" meta:image-count="0" meta:object-count="0" meta:page-count="6" meta:paragraph-count="151" meta:word-count="1357" meta:character-count="8527" meta:non-whitespace-character-count="7436"/>
  </office:meta>
</office:document-meta>
</file>